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8228in"/>
    </style:style>
    <style:style style:name="co10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917in"/>
    </style:style>
    <style:style style:name="co5" style:family="table-column">
      <style:table-column-properties fo:break-before="auto" style:column-width="1.248in"/>
    </style:style>
    <style:style style:name="co6" style:family="table-column">
      <style:table-column-properties fo:break-before="auto" style:column-width="2.2327in"/>
    </style:style>
    <style:style style:name="co8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1.1075in"/>
    </style:style>
    <style:style style:name="co12" style:family="table-column">
      <style:table-column-properties fo:break-before="auto" style:column-width="1.0937in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ardware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row table:style-name="ro3">
          <table:table-cell table:number-columns-repeated="5"/>
          <table:table-cell office:value-type="string" calcext:value-type="string">
            <text:p>application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parts</text:p>
          </table:table-cell>
          <table:table-cell office:value-type="string" calcext:value-type="string">
            <text:p>turbine</text:p>
          </table:table-cell>
          <table:table-cell office:value-type="string" calcext:value-type="string">
            <text:p>single axis</text:p>
          </table:table-cell>
          <table:table-cell office:value-type="string" calcext:value-type="string">
            <text:p>dual axis</text:p>
          </table:table-cell>
          <table:table-cell office:value-type="string" calcext:value-type="string">
            <text:p>b52</text:p>
          </table:table-cell>
        </table:table-row>
        <table:table-row table:style-name="ro3">
          <table:table-cell office:value-type="string" calcext:value-type="string">
            <text:p>DC motor 1 h-bridg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+24V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1 encod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1 current detec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1 limit ma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1 limit mi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2 h bridg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+24V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2 encod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2 current detec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mc3392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2 limit max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C motor 2 limit mi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 and failsafe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C SS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 S112S01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C SS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 S112S01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mperature sensor 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mperature sensor 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mperature sensor 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mperature sensor 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multiplexable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ystem voltag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yranomet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ED Driver 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lc5971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lay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lay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/o slow</text:p>
          </table:table-cell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-stop inp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pu interrupt</text:p>
          </table:table-cell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ater Pressur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ater Flow Rat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AC voltage detect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ads101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AC current sens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AC frequency sens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hc405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switch 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switch 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switch 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switch 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switch 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ternal switch 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epper control 1 – DRV882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/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epper control 2 – DRV882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mcp23017/rp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umidity</text:p>
          </table:table-cell>
          <table:table-cell office:value-type="string" calcext:value-type="string">
            <text:p>input 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rpi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monitor power supply current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display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16 channel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several relays</text:p>
          </table:table-cell>
          <table:table-cell table:number-columns-repeated="8"/>
        </table:table-row>
      </table:table>
      <table:table table:name="turbine" table:style-name="ta1"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turbine not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pressureWater</text:p>
          </table:table-cell>
          <table:table-cell office:value-type="string" calcext:value-type="string">
            <text:p>Hydro nominal pressure 98psi</text:p>
          </table:table-cell>
          <table:table-cell office:value-type="string" calcext:value-type="string">
            <text:p><text:a xlink:href="http://www.ebay.com/itm/181499404744?_trksid=p2055119.m1438.l2649&amp;ssPageName=STRK%3AMEBIDX%3AIT" xlink:type="simple">http://www.ebay.com/itm/181499404744?_trksid=p2055119.m1438.l2649&amp;ssPageName=STRK%3AMEBIDX%3AIT</text:a>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office:value-type="string" calcext:value-type="string">
            <text:p>temperaturePowerHous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mperatureWaterInl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mperatureWaterOutle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mperatureGenerator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office:value-type="string" calcext:value-type="string">
            <text:p>actuatorNeedleValv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tuatorJetDeflector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powerProduc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werVolta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werCurre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werFrequency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omm link to gateway, 1000'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roomHeaterControlAC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485 ppp comm lin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V8825</text:p>
          </table:table-cell>
          <table:table-cell table:number-columns-repeated="2"/>
        </table:table-row>
      </table:table>
      <table:table table:name="B-52" table:style-name="ta1">
        <table:table-column table:style-name="co7" table:default-cell-style-name="Default"/>
        <table:table-row table:style-name="ro2">
          <table:table-cell office:value-type="string" calcext:value-type="string">
            <text:p>RT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7:44:08.966558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5:33:57.505921600</meta:creation-date>
    <dc:date>2016-08-22T17:45:01.959837686</dc:date>
    <meta:editing-duration>P1DT10H31M20S</meta:editing-duration>
    <meta:editing-cycles>36</meta:editing-cycles>
    <meta:generator>LibreOffice/4.2.8.2$Linux_x86 LibreOffice_project/420m0$Build-2</meta:generator>
    <meta:document-statistic meta:table-count="3" meta:cell-count="244" meta:object-count="0"/>
  </office:meta>
</office:document-meta>
</file>